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z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okstraße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edlerstraße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bergstraße 1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iger Weg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scheidstraße 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-Mehring-Straße 29  /Neudobritzer W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nghansstraße 5  /Kipsdorf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lstraße 18  /Herkule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1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a-Menzer-Straße 5 /Eilenburg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platz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edeberger 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berger Straße 7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onaer Straße 8 /Löbtau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auer 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ännichtstraße 55 /Krü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underlichstraße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uffenbergallee 12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schhausstraße 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9 /Mathias-Oeder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rauhaus 9 ggü /Bautzen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deberger Straße 95c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Jägerpark 7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Jägerpark 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sbleichstraße 29 /Beh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hofg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htstraße 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önfelder Landstr.25 /Weißiger Land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okstraße 24 ggü  /Hopfgart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beinstraße 111 /Thomae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rstraße / Silberman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tolt-Brecht-Allee 3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rseburger Straße 5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ärenburger Weg 5 /Liebstät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